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32000000258E080B12F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s-novelty-title">
      <style:graphic-properties draw:auto-grow-height="true" fo:min-height="3.506cm"/>
    </style:style>
    <style:style style:name="pr2" style:family="presentation" style:parent-style-name="prs-novelty-title">
      <style:graphic-properties fo:min-height="3.506cm"/>
    </style:style>
    <style:style style:name="pr3" style:family="presentation" style:parent-style-name="prs-novelty-notes">
      <style:graphic-properties draw:fill-color="#ffffff" draw:auto-grow-height="true" fo:min-height="11.409cm"/>
    </style:style>
    <style:style style:name="pr4" style:family="presentation" style:parent-style-name="prs-novelty-outline1">
      <style:graphic-properties fo:min-height="13.23cm"/>
    </style:style>
    <style:style style:name="pr5" style:family="presentation" style:parent-style-name="prs-novelty-notes">
      <style:graphic-properties draw:fill-color="#ffffff" fo:min-height="11.409cm"/>
    </style:style>
    <style:style style:name="P1" style:family="paragraph">
      <style:text-properties fo:font-size="66pt" style:font-size-asian="66pt" style:font-style-asian="italic" style:font-weight-asian="bold" style:font-size-complex="24pt"/>
    </style:style>
    <style:style style:name="P2" style:family="paragraph">
      <style:text-properties fo:font-size="24pt" style:font-size-asian="24pt" style:font-style-asian="italic" style:font-weight-asian="bold" style:font-size-complex="24pt"/>
    </style:style>
    <style:style style:name="P3" style:family="paragraph">
      <style:text-properties fo:color="#99284c" fo:font-size="24pt" style:font-size-asian="24pt" style:font-size-complex="24pt"/>
    </style:style>
    <style:style style:name="P4" style:family="paragraph">
      <style:text-properties fo:color="#99284c" fo:font-size="24pt" fo:font-style="normal" fo:font-weight="normal" style:font-size-asian="24pt" style:font-style-asian="normal" style:font-weight-asian="normal" style:font-size-complex="24pt"/>
    </style:style>
    <style:style style:name="P5" style:family="paragraph">
      <style:text-properties fo:color="#99284c" fo:font-size="24pt" style:font-family-asian="仿宋" style:font-style-name-asian="标准" style:font-family-generic-asian="modern" style:font-pitch-asian="fixed" style:font-size-asian="24pt" style:font-size-complex="24pt"/>
    </style:style>
    <style:style style:name="P6" style:family="paragraph">
      <style:text-properties fo:font-size="26pt" style:font-family-asian="微软雅黑" style:font-style-name-asian="粗斜体" style:font-family-generic-asian="swiss" style:font-pitch-asian="variable" style:font-size-asian="26pt" style:font-style-asian="italic" style:font-weight-asian="bold" style:font-size-complex="24pt"/>
    </style:style>
    <style:style style:name="P7" style:family="paragraph">
      <style:text-properties style:font-size-asian="24pt"/>
    </style:style>
    <style:style style:name="P8" style:family="paragraph">
      <style:text-properties fo:font-size="26pt" style:font-size-asian="26pt" style:font-style-asian="italic" style:font-weight-asian="bold" style:font-size-complex="24pt"/>
    </style:style>
    <style:style style:name="P9" style:family="paragraph">
      <style:text-properties fo:color="#99284c" fo:font-size="22pt" style:font-size-asian="22pt" style:font-size-complex="24pt"/>
    </style:style>
    <style:style style:name="T1" style:family="text">
      <style:text-properties fo:font-size="66pt" style:font-size-asian="66pt" style:font-style-asian="italic" style:font-weight-asian="bold" style:font-size-complex="24pt"/>
    </style:style>
    <style:style style:name="T2" style:family="text">
      <style:text-properties fo:color="#99284c" fo:font-size="24pt" style:font-size-asian="24pt" style:font-size-complex="24pt"/>
    </style:style>
    <style:style style:name="T3" style:family="text">
      <style:text-properties fo:font-size="24pt" style:font-size-asian="24pt" style:font-style-asian="italic" style:font-weight-asian="bold" style:font-size-complex="24pt"/>
    </style:style>
    <style:style style:name="T4" style:family="text">
      <style:text-properties fo:color="#99284c" fo:font-size="24pt" fo:font-style="normal" fo:font-weight="normal" style:font-size-asian="24pt" style:font-style-asian="normal" style:font-weight-asian="normal" style:font-size-complex="24pt"/>
    </style:style>
    <style:style style:name="T5" style:family="text">
      <style:text-properties fo:color="#99284c" fo:font-size="18pt" fo:font-style="normal" fo:font-weight="normal" style:font-size-asian="18pt" style:font-style-asian="normal" style:font-weight-asian="normal" style:font-size-complex="24pt"/>
    </style:style>
    <style:style style:name="T6" style:family="text">
      <style:text-properties fo:color="#99284c" fo:font-size="24pt" style:font-family-asian="楷体" style:font-style-name-asian="标准" style:font-family-generic-asian="modern" style:font-pitch-asian="fixed" style:font-size-asian="24pt" style:font-size-complex="24pt"/>
    </style:style>
    <style:style style:name="T7" style:family="text">
      <style:text-properties fo:color="#99284c" fo:font-size="18pt" style:font-size-asian="18pt" style:font-size-complex="24pt"/>
    </style:style>
    <style:style style:name="T8" style:family="text">
      <style:text-properties fo:color="#99284c"/>
    </style:style>
    <style:style style:name="T9" style:family="text">
      <style:text-properties fo:color="#99284c" fo:font-size="18pt" style:font-family-asian="宋体" style:font-style-name-asian="标准" style:font-pitch-asian="variable" style:font-size-asian="18pt" style:font-size-complex="28pt"/>
    </style:style>
    <style:style style:name="T10" style:family="text">
      <style:text-properties fo:color="#99284c" fo:font-size="18pt" style:font-size-asian="18pt" style:font-size-complex="28pt"/>
    </style:style>
    <style:style style:name="T11" style:family="text">
      <style:text-properties fo:font-size="26pt" style:font-family-asian="微软雅黑" style:font-style-name-asian="粗斜体" style:font-family-generic-asian="swiss" style:font-pitch-asian="variable" style:font-size-asian="26pt" style:font-style-asian="italic" style:font-weight-asian="bold" style:font-size-complex="24pt"/>
    </style:style>
    <style:style style:name="T12" style:family="text">
      <style:text-properties fo:color="#99284c" fo:font-size="18pt" fo:font-style="normal" fo:font-weight="normal" style:font-size-asian="18pt" style:font-style-asian="normal" style:font-weight-asian="normal" style:font-size-complex="24pt" style:font-weight-complex="bold"/>
    </style:style>
    <style:style style:name="T13" style:family="text">
      <style:text-properties fo:color="#99284c" fo:font-size="18pt" style:font-size-asian="24pt" style:font-size-complex="24pt"/>
    </style:style>
    <style:style style:name="T14" style:family="text">
      <style:text-properties fo:color="#99284c" fo:font-size="22pt" style:font-size-asian="22pt" style:font-size-complex="24pt"/>
    </style:style>
    <style:style style:name="T15" style:family="text">
      <style:text-properties fo:font-size="26pt" style:font-size-asian="26pt" style:font-style-asian="italic" style:font-weight-asian="bold" style:font-size-complex="24pt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">
        <style:list-level-properties text:space-before="0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2" text:bullet-char="">
        <style:list-level-properties text:space-before="1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3" text:bullet-char="">
        <style:list-level-properties text:space-before="1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4" text:bullet-char="">
        <style:list-level-properties text:space-before="2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5" text:bullet-char="">
        <style:list-level-properties text:space-before="3.4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6" text:bullet-char="">
        <style:list-level-properties text:space-before="4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7" text:bullet-char="">
        <style:list-level-properties text:space-before="5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8" text:bullet-char="">
        <style:list-level-properties text:space-before="5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9" text:bullet-char="">
        <style:list-level-properties text:space-before="6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s-novelty" presentation:presentation-page-layout-name="AL1T0">
        <draw:frame presentation:style-name="pr1" draw:text-style-name="P1" draw:layer="layout" svg:width="23.911cm" svg:height="3.506cm" svg:x="1.821cm" svg:y="7.087cm" presentation:class="title" presentation:user-transformed="true">
          <draw:text-box>
            <text:p><text:span text:style-name="T1">创建一个简单的网站</text:span></text:p>
          </draw:text-box>
        </draw:frame>
        <draw:frame presentation:style-name="pr2" draw:text-style-name="P2" draw:layer="layout" svg:width="23.911cm" svg:height="3.506cm" svg:x="2.059cm" svg:y="9.693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prs-novelty" presentation:presentation-page-layout-name="AL2T1">
        <draw:frame presentation:style-name="pr2" draw:layer="layout" svg:width="23.911cm" svg:height="3.506cm" svg:x="2.058cm" svg:y="1.943cm" presentation:class="title" presentation:user-transformed="true">
          <draw:text-box>
            <text:p>Flask简介</text:p>
          </draw:text-box>
        </draw:frame>
        <draw:frame presentation:style-name="pr4" draw:text-style-name="P3" draw:layer="layout" svg:width="23.384cm" svg:height="13.23cm" svg:x="2.285cm" svg:y="5.938cm" presentation:class="outline">
          <draw:text-box>
            <text:list text:style-name="L2">
              <text:list-item>
                <text:p><text:span text:style-name="T2">简单的</text:span><text:span text:style-name="T2">Hello world</text:span><text:span text:style-name="T2">！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">from flask import Flask</text:span></text:p>
                        <text:p><text:span text:style-name="T2">app = Flask(__name__)</text:span></text:p>
                        <text:p><text:span text:style-name="T2"/></text:p>
                        <text:p><text:span text:style-name="T2">@app.route('/')</text:span></text:p>
                        <text:p><text:span text:style-name="T2">def hello_world():</text:span></text:p>
                        <text:p><text:span text:style-name="T2"><text:s text:c="4"/></text:span><text:span text:style-name="T2">return 'Hello World!'</text:span></text:p>
                        <text:p><text:span text:style-name="T2"/></text:p>
                        <text:p><text:span text:style-name="T2">if __name__ == '__main__':</text:span></text:p>
                        <text:p><text:span text:style-name="T2"><text:s text:c="4"/></text:span><text:span text:style-name="T2">app.run()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prs-novelty" presentation:presentation-page-layout-name="AL2T1">
        <draw:frame presentation:style-name="pr2" draw:text-style-name="P2" draw:layer="layout" svg:width="23.911cm" svg:height="3.506cm" svg:x="2.058cm" svg:y="1.943cm" presentation:class="title">
          <draw:text-box>
            <text:p><text:span text:style-name="T3">对</text:span><text:span text:style-name="T3">URL</text:span><text:span text:style-name="T3">的路由</text:span></text:p>
          </draw:text-box>
        </draw:frame>
        <draw:frame presentation:style-name="pr4" draw:text-style-name="P4" draw:layer="layout" svg:width="23.384cm" svg:height="13.23cm" svg:x="2.285cm" svg:y="5.938cm" presentation:class="outline" presentation:user-transformed="true">
          <draw:text-box>
            <text:list text:style-name="L2">
              <text:list-item>
                <text:p><text:span text:style-name="T4">使用</text:span><text:span text:style-name="T4">@route</text:span><text:span text:style-name="T4">装饰器做路由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5">@app.route('/')</text:span></text:p>
                        <text:p><text:span text:style-name="T5">def index():</text:span></text:p>
                        <text:p><text:span text:style-name="T5"><text:s text:c="4"/></text:span><text:span text:style-name="T5">return 'Index Page'</text:span></text:p>
                        <text:p><text:span text:style-name="T5"/></text:p>
                        <text:p><text:span text:style-name="T5">@app.route('/hello')</text:span></text:p>
                        <text:p><text:span text:style-name="T5">def hello():</text:span></text:p>
                        <text:p><text:span text:style-name="T5"><text:s text:c="4"/></text:span><text:span text:style-name="T5">return 'Hello World'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4">python</text:span><text:span text:style-name="T4">的</text:span><text:span text:style-name="T4">@</text:span><text:span text:style-name="T4">装饰符语法</text:span></text:p>
              </text:list-item>
              <text:list-item>
                <text:p><text:span text:style-name="T4">@app.route</text:span><text:span text:style-name="T4">做了什么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5">def route(self, rule, **options):</text:span></text:p>
                        <text:list>
                          <text:list-header>
                            <text:p><text:span text:style-name="T5">def decorator(f):</text:span></text:p>
                            <text:list>
                              <text:list-header>
                                <text:p><text:span text:style-name="T5">endpoint = options.pop('endpoint', None)</text:span></text:p>
                                <text:p><text:span text:style-name="T5">self.add_url_rule(rule, endpoint, f, **options)</text:span></text:p>
                                <text:p><text:span text:style-name="T5">return f</text:span></text:p>
                              </text:list-header>
                            </text:list>
                            <text:p><text:span text:style-name="T5">return decorator</text:span></text:p>
                          </text:list-header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prs-novelty" presentation:presentation-page-layout-name="AL2T1">
        <draw:frame presentation:style-name="pr2" draw:text-style-name="P2" draw:layer="layout" svg:width="23.911cm" svg:height="3.506cm" svg:x="2.058cm" svg:y="1.943cm" presentation:class="title">
          <draw:text-box>
            <text:p><text:span text:style-name="T3">HTML</text:span><text:span text:style-name="T3">简介</text:span></text:p>
          </draw:text-box>
        </draw:frame>
        <draw:frame presentation:style-name="pr4" draw:text-style-name="P3" draw:layer="layout" svg:width="23.384cm" svg:height="13.23cm" svg:x="2.285cm" svg:y="5.938cm" presentation:class="outline" presentation:user-transformed="true">
          <draw:text-box>
            <text:list text:style-name="L2">
              <text:list-item>
                <text:p><text:span text:style-name="T6">HTML</text:span><text:span text:style-name="T6">中的控件介绍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7">按钮</text:span><text:span text:style-name="T7">(&lt;input type=”button”&gt;)</text:span></text:p>
                      </text:list-item>
                      <text:list-item>
                        <text:p><text:span text:style-name="T7">edit(&lt;input type=”text”&gt;)</text:span></text:p>
                        <text:list>
                          <text:list-item>
                            <text:p><text:span text:style-name="T7">input</text:span><text:span text:style-name="T7">标签</text:span></text:p>
                          </text:list-item>
                        </text:list>
                      </text:list-item>
                      <text:list-item>
                        <text:p><text:span text:style-name="T7">text(&lt;p&gt;)</text:span></text:p>
                      </text:list-item>
                      <text:list-item>
                        <text:p><text:span text:style-name="T7">列表</text:span><text:span text:style-name="T7">(&lt;ol&gt;/&lt;ul&gt;/&lt;li&gt;)</text:span></text:p>
                      </text:list-item>
                      <text:list-item>
                        <text:p><text:span text:style-name="T7">图片</text:span><text:span text:style-name="T7">/</text:span><text:span text:style-name="T7">音频</text:span><text:span text:style-name="T7">/</text:span><text:span text:style-name="T7">视频等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2">使用</text:span><text:span text:style-name="T2">CSS</text:span><text:span text:style-name="T2">界面布局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7">背景</text:span></text:p>
                      </text:list-item>
                      <text:list-item>
                        <text:p><text:span text:style-name="T7">文本</text:span></text:p>
                      </text:list-item>
                      <text:list-item>
                        <text:p><text:span text:style-name="T7">字体</text:span></text:p>
                      </text:list-item>
                      <text:list-item>
                        <text:p><text:span text:style-name="T7">轮廓</text:span></text:p>
                      </text:list-item>
                      <text:list-item>
                        <text:p><text:span text:style-name="T7">边框</text:span></text:p>
                      </text:list-item>
                      <text:list-item>
                        <text:p><text:span text:style-name="T7">位置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><text:span text:style-name="T2">http://www.w3school.com.cn/tags/index.asp</text:span>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prs-novelty" presentation:presentation-page-layout-name="AL2T1">
        <draw:frame presentation:style-name="pr2" draw:text-style-name="P2" draw:layer="layout" svg:width="23.911cm" svg:height="3.506cm" svg:x="2.058cm" svg:y="1.943cm" presentation:class="title" presentation:user-transformed="true">
          <draw:text-box>
            <text:p><text:span text:style-name="T3">使用</text:span><text:span text:style-name="T3">JS</text:span><text:span text:style-name="T3">做动态效果</text:span></text:p>
          </draw:text-box>
        </draw:frame>
        <draw:frame presentation:style-name="pr4" draw:text-style-name="P5" draw:layer="layout" svg:width="23.384cm" svg:height="13.23cm" svg:x="2.285cm" svg:y="5.938cm" presentation:class="outline" presentation:user-transformed="true">
          <draw:text-box>
            <text:list text:style-name="L2">
              <text:list-item>
                <text:p><text:span text:style-name="T8">DOM</text:span><text:span text:style-name="T8">模型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9">通过</text:span><text:span text:style-name="T9">JS</text:span><text:span text:style-name="T9">获取</text:span><text:span text:style-name="T9">HTML</text:span><text:span text:style-name="T9">中描述的元素</text:span></text:p>
                        <text:list>
                          <text:list-item>
                            <text:p><text:span text:style-name="T9">var x=document.getElementById("intro"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8">DOM HTML</text:span><text:span text:style-name="T8">对象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0">通过</text:span><text:span text:style-name="T10">js</text:span><text:span text:style-name="T10">创建</text:span><text:span text:style-name="T10">HTML</text:span><text:span text:style-name="T10">的控件</text:span></text:p>
                        <text:list>
                          <text:list-header>
                            <text:p><text:span text:style-name="T10">var table_btn = document.createElement("input");"</text:span></text:p>
                            <text:p><text:span text:style-name="T10">table_btn.type = "button";</text:span></text:p>
                          </text:list-header>
                        </text:list>
                      </text:list-item>
                      <text:list-item>
                        <text:p><text:span text:style-name="T10">通过</text:span><text:span text:style-name="T10">js</text:span><text:span text:style-name="T10">修改元素属性</text:span></text:p>
                        <text:list>
                          <text:list-header>
                            <text:p><text:span text:style-name="T10">document.getElementById("btn").value="change text";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8">DOM CSS</text:span><text:span text:style-name="T8">熟悉</text:span><text:span text:style-name="T8"><text:tab/>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0">通过</text:span><text:span text:style-name="T10">js</text:span><text:span text:style-name="T10">控制控件的界面布局</text:span></text:p>
                        <text:list>
                          <text:list-header>
                            <text:p><text:span text:style-name="T10">document.getElementById("btn").style.left = "100px";</text:span></text:p>
                            <text:p><text:span text:style-name="T10"/></text:p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prs-novelty" presentation:presentation-page-layout-name="AL2T1">
        <draw:frame presentation:style-name="pr2" draw:text-style-name="P6" draw:layer="layout" svg:width="23.911cm" svg:height="3.506cm" svg:x="1.985cm" svg:y="1.943cm" presentation:class="title" presentation:user-transformed="true">
          <draw:text-box>
            <text:p><text:span text:style-name="T11">使用</text:span><text:span text:style-name="T11">HTML</text:span><text:span text:style-name="T11">编写一个简单的界面</text:span></text:p>
          </draw:text-box>
        </draw:frame>
        <draw:frame presentation:style-name="pr4" draw:text-style-name="P3" draw:layer="layout" svg:width="23.384cm" svg:height="13.23cm" svg:x="2.285cm" svg:y="5.938cm" presentation:class="outline" presentation:user-transformed="true">
          <draw:text-box>
            <text:list text:style-name="L2">
              <text:list-item>
                <text:p><text:span text:style-name="T2">在页面上展现一行文字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5">&lt;html&gt;</text:span></text:p>
                        <text:p><text:span text:style-name="T5">&lt;head&gt;</text:span></text:p>
                        <text:p><text:span text:style-name="T5">&lt;style type="text/css"&gt;</text:span></text:p>
                        <text:p><text:span text:style-name="T5">div#text{color:rgb(252,12,12);}</text:span></text:p>
                        <text:p><text:span text:style-name="T5">&lt;/style&gt;</text:span></text:p>
                        <text:p><text:span text:style-name="T5">&lt;/head&gt;</text:span></text:p>
                        <text:p><text:span text:style-name="T5">&lt;body&gt;</text:span></text:p>
                        <text:p><text:span text:style-name="T5">&lt;div id="text"&gt;hello world!&lt;/div&gt;</text:span></text:p>
                        <text:p><text:span text:style-name="T12">&lt;/body&gt;</text:span></text:p>
                        <text:p><text:span text:style-name="T5">&lt;/html&gt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prs-novelty" presentation:presentation-page-layout-name="AL2T1">
        <draw:frame presentation:style-name="pr2" draw:text-style-name="P6" draw:layer="layout" svg:width="23.911cm" svg:height="3.506cm" svg:x="2.058cm" svg:y="1.943cm" presentation:class="title">
          <draw:text-box>
            <text:p><text:span text:style-name="T11">添加一个编辑框</text:span></text:p>
          </draw:text-box>
        </draw:frame>
        <draw:frame presentation:style-name="pr4" draw:text-style-name="P3" draw:layer="layout" svg:width="23.384cm" svg:height="13.912cm" svg:x="2.285cm" svg:y="5.938cm" presentation:class="outline" presentation:user-transformed="true">
          <draw:text-box>
            <text:list text:style-name="L2">
              <text:list-item>
                <text:p><text:span text:style-name="T2">添加一个可以换行的编辑器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13">&lt;input type="textarea "&gt;</text:span></text:p>
                        <text:p><text:span text:style-name="T13">&lt;textarea&gt;&lt;/textarea&gt;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2">input</text:span><text:span text:style-name="T2">标签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14">button</text:span></text:p>
                        <text:p><text:span text:style-name="T14">checkbox</text:span></text:p>
                        <text:p><text:span text:style-name="T14">file</text:span></text:p>
                        <text:p><text:span text:style-name="T14">hidden</text:span></text:p>
                        <text:p><text:span text:style-name="T14">image</text:span></text:p>
                        <text:p><text:span text:style-name="T14">password</text:span></text:p>
                        <text:p><text:span text:style-name="T14">radio</text:span></text:p>
                        <text:p><text:span text:style-name="T14">reset</text:span></text:p>
                        <text:p><text:span text:style-name="T14">submit</text:span></text:p>
                        <text:p><text:span text:style-name="T14">text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header>
                <text:p><text:span text:style-name="T2">http://www.w3school.com.cn/tags/tag_input.asp</text:span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prs-novelty" presentation:presentation-page-layout-name="AL2T1">
        <draw:frame presentation:style-name="pr2" draw:text-style-name="P6" draw:layer="layout" svg:width="23.911cm" svg:height="3.506cm" svg:x="2.058cm" svg:y="1.943cm" presentation:class="title" presentation:user-transformed="true">
          <draw:text-box>
            <text:p><text:span text:style-name="T11">将输入提交到后台</text:span></text:p>
          </draw:text-box>
        </draw:frame>
        <draw:frame presentation:style-name="pr4" draw:text-style-name="P3" draw:layer="layout" svg:width="23.384cm" svg:height="13.23cm" svg:x="2.285cm" svg:y="5.938cm" presentation:class="outline" presentation:user-transformed="true">
          <draw:text-box>
            <text:list text:style-name="L2">
              <text:list-item>
                <text:p><text:span text:style-name="T2">使用</text:span><text:span text:style-name="T2">JS</text:span><text:span text:style-name="T2">提交</text:span><text:span text:style-name="T2">POST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2">XMLHttpRequest </text:span><text:span text:style-name="T2">对象</text:span></text:p>
                        <text:list>
                          <text:list-header>
                            <text:p><text:span text:style-name="T7">var xhr_ = new XMLHttpRequest;</text:span></text:p>
                            <text:p><text:span text:style-name="T7">xhr_.onreadystatechange=function(){</text:span></text:p>
                            <text:list>
                              <text:list-header>
                                <text:p><text:span text:style-name="T7">if (xhr_.readyState==4 &amp;&amp; xhr_.status==200){</text:span></text:p>
                                <text:p><text:span text:style-name="T7">if (cb_list[l][1] &lt; d.getTime()){</text:span></text:p>
                                <text:list>
                                  <text:list-header>
                                    <text:p><text:span text:style-name="T7">cb_list[l][0](l, null, new JSONRequestError("timeout"));</text:span></text:p>
                                  </text:list-header>
                                </text:list>
                                <text:p><text:span text:style-name="T7">}else{</text:span></text:p>
                                <text:list>
                                  <text:list-header>
                                    <text:p><text:span text:style-name="T7">cb_list[l][0](l, JSON.decode(xhr_.responseText), null);</text:span></text:p>
                                  </text:list-header>
                                </text:list>
                                <text:p><text:span text:style-name="T7">}</text:span></text:p>
                                <text:p><text:span text:style-name="T7">cb_list[l] = null;</text:span></text:p>
                                <text:p><text:span text:style-name="T7">}</text:span></text:p>
                              </text:list-header>
                            </text:list>
                            <text:p><text:span text:style-name="T7">}</text:span></text:p>
                            <text:p><text:span text:style-name="T7">xhr_.open("POST",url,true);</text:span></text:p>
                            <text:p><text:span text:style-name="T7">xhr_.setRequestHeader("Content-Type", "application/json");</text:span></text:p>
                            <text:p><text:span text:style-name="T7">xhr_.send(JSON.encode(send));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prs-novelty" presentation:presentation-page-layout-name="AL2T1">
        <draw:frame presentation:style-name="pr2" draw:layer="layout" svg:width="23.911cm" svg:height="3.506cm" svg:x="2.058cm" svg:y="1.943cm" presentation:class="title">
          <draw:text-box>
            <text:p><text:span text:style-name="T3">封装一个符合标准的</text:span><text:span text:style-name="T3">J</text:span>son<text:span text:style-name="T2">Request</text:span></text:p>
          </draw:text-box>
        </draw:frame>
        <draw:frame presentation:style-name="pr4" draw:text-style-name="P3" draw:layer="layout" svg:width="23.384cm" svg:height="13.23cm" svg:x="2.285cm" svg:y="5.938cm" presentation:class="outline">
          <draw:text-box>
            <text:list text:style-name="L2">
              <text:list-item>
                <text:p text:style-name="P3"><text:span text:style-name="T2">JsonRequest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4"><text:a xlink:href="http://www.json.org/JSONRequest.html">http://www.json.org/JSONRequest.html</text:a></text:span><text:span text:style-name="T14">官方文档</text:span></text:p>
                      </text:list-item>
                      <text:list-item>
                        <text:p><text:span text:style-name="T14">js</text:span><text:span text:style-name="T14">创建对象的办法</text:span></text:p>
                      </text:list-item>
                      <text:list-item>
                        <text:p><text:span text:style-name="T14">JsonRequest</text:span><text:span text:style-name="T14">的接口</text:span></text:p>
                        <text:list>
                          <text:list-item>
                            <text:p><text:span text:style-name="T14">JsonRequest.get(url, done, timeout)</text:span></text:p>
                          </text:list-item>
                          <text:list-item>
                            <text:p><text:span text:style-name="T14">JsonRequest.post(url, argv, done, timeout)</text:span></text:p>
                          </text:list-item>
                          <text:list-item>
                            <text:p><text:span text:style-name="T14">JsonRequest.cancel(l)</text:span></text:p>
                            <text:list>
                              <text:list-item>
                                <text:p><text:span text:style-name="T14">取消一次请求的</text:span><text:span text:style-name="T14">callback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3"><text:span text:style-name="T14"/></text:p>
                <text:p text:style-name="P3"><text:span text:style-name="T14">备注</text:span><text:span text:style-name="T14">:http</text:span><text:span text:style-name="T14">还有</text:span><text:span text:style-name="T14">put</text:span><text:span text:style-name="T14">、</text:span><text:span text:style-name="T14">delete</text:span><text:span text:style-name="T14">操作但是</text:span><text:span text:style-name="T14">get</text:span><text:span text:style-name="T14">和</text:span><text:span text:style-name="T14">post</text:span><text:span text:style-name="T14">已经足以完成</text:span><text:span text:style-name="T14"><text:tab/></text:span><text:span text:style-name="T14"> <text:s/>所有操作，所以</text:span><text:span text:style-name="T14">jsonrequest</text:span><text:span text:style-name="T14">不需要实现这</text:span><text:span text:style-name="T14">2</text:span><text:span text:style-name="T14">个操作的接口</text:span>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5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prs-novelty" presentation:presentation-page-layout-name="AL2T1">
        <draw:frame presentation:style-name="pr2" draw:text-style-name="P6" draw:layer="layout" svg:width="23.911cm" svg:height="3.506cm" svg:x="2.058cm" svg:y="1.943cm" presentation:class="title">
          <draw:text-box>
            <text:p><text:span text:style-name="T11">将提交的数据在前台展示</text:span></text:p>
          </draw:text-box>
        </draw:frame>
        <draw:frame presentation:style-name="pr4" draw:text-style-name="P3" draw:layer="layout" svg:width="23.384cm" svg:height="13.23cm" svg:x="2.285cm" svg:y="5.938cm" presentation:class="outline" presentation:user-transformed="true">
          <draw:text-box>
            <text:list text:style-name="L2">
              <text:list-item>
                <text:p text:style-name="P3"><text:span text:style-name="T2">前端通过定时器定时器获取更新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4">setTimeout </text:span><text:span text:style-name="T14">只执行一次</text:span></text:p>
                      </text:list-item>
                      <text:list-item>
                        <text:p><text:span text:style-name="T14">setInterval </text:span><text:span text:style-name="T14">反复执行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2">提交请求到后台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4">JsonRequest.post(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2">在前端动态创建元素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0">var table_btn = document.createElement("div");"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prs-novelty" presentation:presentation-page-layout-name="AL2T1">
        <draw:frame presentation:style-name="pr2" draw:text-style-name="P8" draw:layer="layout" svg:width="23.911cm" svg:height="3.506cm" svg:x="2.058cm" svg:y="1.943cm" presentation:class="title">
          <draw:text-box>
            <text:p text:style-name="P8"><text:span text:style-name="T15">完成一个简单的网站</text:span></text:p>
          </draw:text-box>
        </draw:frame>
        <draw:frame presentation:style-name="pr4" draw:text-style-name="P9" draw:layer="layout" svg:width="23.384cm" svg:height="13.23cm" svg:x="2.285cm" svg:y="5.938cm" presentation:class="outline" presentation:user-transformed="true">
          <draw:text-box>
            <text:list text:style-name="L2">
              <text:list-item>
                <text:p text:style-name="P9"><text:span text:style-name="T14">添加一个标题</text:span></text:p>
              </text:list-item>
              <text:list-item>
                <text:p text:style-name="P9"><text:span text:style-name="T14">添加一个编辑框</text:span></text:p>
              </text:list-item>
              <text:list-item>
                <text:p text:style-name="P9"><text:span text:style-name="T14">动态添加提交的内容到展示区</text:span></text:p>
              </text:list-item>
              <text:list-item>
                <text:p text:style-name="P9"><text:span text:style-name="T14">利用定时器获取提交的内容并动态在展示去创建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ccccff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prs-novelty" style:page-layout-name="PM1" draw:style-name="Mdp2">
      <draw:frame draw:style-name="Mgr3" draw:text-style-name="MP4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23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9-27T12:54:16.84</meta:creation-date>
    <meta:editing-duration>P1DT17M9S</meta:editing-duration>
    <meta:editing-cycles>231</meta:editing-cycles>
    <dc:date>2015-10-05T19:44:23.31</dc:date>
    <meta:generator>OpenOffice.org/3.4.1$Win32 OpenOffice.org_project/341m1$Build-9593</meta:generator>
    <meta:document-statistic meta:object-count="70"/>
  </office:meta>
</office:document-meta>
</file>